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09200000076DCAE411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5.007cm" fo:margin-left="0cm" fo:margin-right="-0.007cm" fo:margin-top="0.499cm" fo:margin-bottom="0.499cm"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table-properties style:width="15.007cm" fo:margin-left="0cm" fo:margin-right="-0.007cm" fo:margin-top="0.499cm" fo:margin-bottom="0.499cm" table:align="margins"/>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cm" fo:margin-bottom="0.4cm" table:align="margins"/>
    </style:style>
    <style:style style:name="Table6.A" style:family="table-column">
      <style:table-column-properties style:column-width="9.063cm" style:rel-column-width="39578*"/>
    </style:style>
    <style:style style:name="Table6.B" style:family="table-column">
      <style:table-column-properties style:column-width="5.944cm" style:rel-column-width="2595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32pt" fo:language="en" fo:country="US" fo:font-weight="bold" style:font-size-asian="18pt" style:language-asian="none" style:country-asian="none" style:font-weight-asian="bold"/>
    </style:style>
    <style:style style:name="P2" style:family="paragraph" style:parent-style-name="Standard">
      <style:paragraph-properties fo:line-height="150%"/>
      <style:text-properties fo:font-size="18pt" fo:language="en" fo:country="US" fo:font-weight="normal" style:font-size-asian="18pt" style:font-weight-asian="bold"/>
    </style:style>
    <style:style style:name="P3" style:family="paragraph" style:parent-style-name="Standard">
      <style:text-properties fo:font-size="8pt" fo:language="it" fo:country="I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5cm" style:type="right" style:leader-style="dotted" style:leader-text="."/>
        </style:tab-stops>
      </style:paragraph-properties>
    </style:style>
    <style:style style:name="P6" style:family="paragraph" style:parent-style-name="Contents_20_2">
      <style:paragraph-properties>
        <style:tab-stops>
          <style:tab-stop style:position="15cm" style:type="right" style:leader-style="dotted" style:leader-text="."/>
        </style:tab-stops>
      </style:paragraph-properties>
    </style:style>
    <style:style style:name="P7" style:family="paragraph" style:parent-style-name="Standard">
      <style:text-properties style:font-name="Arial5" fo:font-size="10pt" fo:language="en" fo:country="US" style:font-name-asian="Arial5" style:font-size-asian="10pt" style:font-name-complex="Arial5" style:font-size-complex="10pt"/>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Heading_20_3">
      <style:paragraph-properties fo:break-before="page"/>
    </style:style>
    <style:style style:name="P14" style:family="paragraph" style:parent-style-name="Standard" style:list-style-name="L5"/>
    <style:style style:name="P15" style:family="paragraph" style:parent-style-name="Standard">
      <style:text-properties fo:language="en" fo:country="US"/>
    </style:style>
    <style:style style:name="P16" style:family="paragraph" style:parent-style-name="Standard" style:list-style-name="L6">
      <style:text-properties fo:language="en" fo:country="US"/>
    </style:style>
    <style:style style:name="P17" style:family="paragraph" style:parent-style-name="Standard" style:list-style-name="L7"/>
    <style:style style:name="P18" style:family="paragraph" style:parent-style-name="Standard" style:list-style-name="L8"/>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Heading_20_3">
      <style:text-properties fo:background-color="transparent"/>
    </style:style>
    <style:style style:name="P22" style:family="paragraph" style:parent-style-name="Standard" style:list-style-name="L9"/>
    <style:style style:name="P23" style:family="paragraph" style:parent-style-name="Standard" style:list-style-name="L10"/>
    <style:style style:name="P24" style:family="paragraph" style:parent-style-name="Standard">
      <style:text-properties fo:font-style="italic" style:font-style-asian="italic" style:font-style-complex="italic"/>
    </style:style>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paragraph-properties fo:margin-left="1.499cm" fo:margin-right="0cm" fo:text-indent="0cm" style:auto-text-indent="false"/>
    </style:style>
    <style:style style:name="P28" style:family="paragraph" style:parent-style-name="Standard" style:list-style-name="L13">
      <style:paragraph-properties fo:margin-left="0cm" fo:margin-right="0cm" fo:text-indent="0cm" style:auto-text-indent="false"/>
    </style:style>
    <style:style style:name="P29" style:family="paragraph" style:parent-style-name="Standard">
      <style:paragraph-properties fo:margin-left="1.499cm" fo:margin-right="0cm" fo:text-indent="0cm" style:auto-text-indent="false"/>
    </style:style>
    <style:style style:name="P30" style:family="paragraph" style:parent-style-name="Standard">
      <style:paragraph-properties fo:margin-left="0cm" fo:margin-right="0cm" fo:text-indent="0cm" style:auto-text-indent="false"/>
    </style:style>
    <style:style style:name="P31" style:family="paragraph" style:parent-style-name="Table_20_Contents">
      <style:text-properties fo:font-size="10pt" style:font-size-asian="10pt" style:font-size-complex="10pt"/>
    </style:style>
    <style:style style:name="P32"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33" style:family="paragraph" style:parent-style-name="Standard">
      <style:text-properties fo:font-size="10pt" style:font-size-asian="10pt" style:font-size-complex="10pt"/>
    </style:style>
    <style:style style:name="P34" style:family="paragraph" style:parent-style-name="Table_20_Contents">
      <style:paragraph-properties style:text-autospace="none"/>
      <style:text-properties fo:font-size="10pt" fo:language="none" fo:country="none" style:font-size-asian="10pt" style:font-size-complex="10pt"/>
    </style:style>
    <style:style style:name="P35" style:family="paragraph" style:parent-style-name="Table_20_Contents">
      <style:text-properties style:font-name="Arial1" fo:font-weight="normal" style:font-weight-asian="normal" style:font-weight-complex="normal"/>
    </style:style>
    <style:style style:name="P36" style:family="paragraph" style:parent-style-name="Table_20_Contents">
      <style:paragraph-properties style:text-autospace="none"/>
      <style:text-properties fo:font-size="10pt" fo:language="none" fo:country="none" fo:background-color="transparent" style:font-size-asian="10pt" style:font-size-complex="10pt"/>
    </style:style>
    <style:style style:name="P37" style:family="paragraph" style:parent-style-name="Table_20_Contents">
      <style:paragraph-properties style:text-autospace="none"/>
      <style:text-properties fo:font-size="10pt" fo:language="none" fo:country="none" fo:background-color="#ffff00" style:font-size-asian="10pt" style:font-size-complex="10pt"/>
    </style:style>
    <style:style style:name="P38" style:family="paragraph" style:parent-style-name="Standard">
      <style:text-properties fo:font-weight="normal" style:font-weight-asian="normal" style:font-weight-complex="normal"/>
    </style:style>
    <style:style style:name="P39" style:family="paragraph" style:parent-style-name="Standard">
      <style:text-properties fo:background-color="transparent"/>
    </style:style>
    <style:style style:name="P40" style:family="paragraph" style:parent-style-name="Table_20_Contents">
      <style:text-properties fo:background-color="#ffff00"/>
    </style:style>
    <style:style style:name="P41" style:family="paragraph" style:parent-style-name="Table_20_Contents">
      <style:paragraph-properties fo:background-color="transparent">
        <style:background-image/>
      </style:paragraph-properties>
      <style:text-properties fo:background-color="transparent"/>
    </style:style>
    <style:style style:name="P42" style:family="paragraph" style:parent-style-name="Table_20_Contents">
      <style:text-properties fo:background-color="transparent"/>
    </style:style>
    <style:style style:name="P43"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44" style:family="paragraph" style:parent-style-name="Standard" style:list-style-name="L14"/>
    <style:style style:name="P45" style:family="paragraph" style:parent-style-name="Code" style:list-style-name="L15"/>
    <style:style style:name="P46" style:family="paragraph" style:parent-style-name="Code">
      <style:paragraph-properties fo:background-color="transparent">
        <style:background-image/>
      </style:paragraph-properties>
    </style:style>
    <style:style style:name="P47" style:family="paragraph" style:parent-style-name="Code">
      <style:paragraph-properties fo:background-color="transparent">
        <style:background-image/>
      </style:paragraph-properties>
      <style:text-properties fo:background-color="transparent"/>
    </style:style>
    <style:style style:name="P48" style:family="paragraph" style:parent-style-name="Code" style:list-style-name="L16"/>
    <style:style style:name="P49" style:family="paragraph" style:parent-style-name="Code" style:list-style-name="L17"/>
    <style:style style:name="P50" style:family="paragraph" style:parent-style-name="Standard" style:list-style-name="L18"/>
    <style:style style:name="P51" style:family="paragraph" style:parent-style-name="Standard" style:list-style-name="L19"/>
    <style:style style:name="P52" style:family="paragraph" style:parent-style-name="Table_20_Contents" style:list-style-name="L20"/>
    <style:style style:name="P53" style:family="paragraph" style:parent-style-name="Table_20_Contents" style:list-style-name="L21"/>
    <style:style style:name="P54" style:family="paragraph" style:parent-style-name="Table_20_Contents" style:list-style-name="L22"/>
    <style:style style:name="P55" style:family="paragraph" style:parent-style-name="Table_20_Contents" style:list-style-name="L23"/>
    <style:style style:name="P56" style:family="paragraph" style:parent-style-name="Table_20_Contents" style:list-style-name="L24"/>
    <style:style style:name="P57" style:family="paragraph" style:parent-style-name="Standard" style:list-style-name="L25"/>
    <style:style style:name="P58" style:family="paragraph" style:parent-style-name="Standard" style:list-style-name="L26"/>
    <style:style style:name="P59" style:family="paragraph" style:parent-style-name="Standard" style:list-style-name="L27"/>
    <style:style style:name="P60" style:family="paragraph" style:parent-style-name="Standard" style:list-style-name="L28">
      <style:text-properties fo:font-weight="normal" style:font-weight-asian="normal" style:font-weight-complex="normal"/>
    </style:style>
    <style:style style:name="P61" style:family="paragraph" style:parent-style-name="Standard">
      <style:paragraph-properties fo:background-color="transparent">
        <style:background-image/>
      </style:paragraph-properties>
    </style:style>
    <style:style style:name="P62" style:family="paragraph" style:parent-style-name="Heading_20_2">
      <style:text-properties fo:background-color="transparent"/>
    </style:style>
    <style:style style:name="P63" style:family="paragraph" style:parent-style-name="Standard">
      <style:text-properties fo:background-color="#ffff00"/>
    </style:style>
    <style:style style:name="P64" style:family="paragraph" style:parent-style-name="Standard">
      <style:paragraph-properties fo:background-color="transparent">
        <style:background-image/>
      </style:paragraph-properties>
      <style:text-properties fo:background-color="transparent"/>
    </style:style>
    <style:style style:name="P65" style:family="paragraph" style:parent-style-name="Standard">
      <style:text-properties fo:font-weight="bold"/>
    </style:style>
    <style:style style:name="P66" style:family="paragraph" style:parent-style-name="Standard">
      <style:paragraph-properties fo:margin-left="0.997cm" fo:margin-right="0cm" fo:text-indent="0cm" style:auto-text-indent="false"/>
    </style:style>
    <style:style style:name="P67" style:family="paragraph" style:parent-style-name="Standard">
      <style:paragraph-properties fo:margin-left="0.977cm" fo:margin-right="0cm" fo:text-indent="0cm" style:auto-text-indent="false"/>
    </style:style>
    <style:style style:name="P68" style:family="paragraph" style:parent-style-name="Standard">
      <style:paragraph-properties fo:margin-left="0.021cm" fo:margin-right="0cm" fo:text-indent="0cm" style:auto-text-indent="false"/>
      <style:text-properties fo:font-weight="bold"/>
    </style:style>
    <style:style style:name="P69"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0"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71"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2"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3" style:family="paragraph" style:parent-style-name="Heading_20_2">
      <style:paragraph-properties fo:break-before="page"/>
    </style:style>
    <style:style style:name="P74"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5" style:family="paragraph" style:parent-style-name="Index_20_Heading" style:master-page-name="First_20_Pag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7"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8" style:family="text">
      <style:text-properties fo:background-color="#ffff00"/>
    </style:style>
    <style:style style:name="T9" style:family="text">
      <style:text-properties fo:font-weight="normal" style:font-weight-asian="normal" style:font-weight-complex="normal"/>
    </style:style>
    <style:style style:name="T10" style:family="text">
      <style:text-properties fo:background-color="transparent"/>
    </style:style>
    <style:style style:name="T11" style:family="text">
      <style:text-properties style:font-name="Arial5" fo:font-size="10pt" fo:font-style="italic" style:font-name-asian="Arial5" style:font-size-asian="10pt" style:font-name-complex="Arial5" style:font-size-complex="10pt"/>
    </style:style>
    <style:style style:name="T12" style:family="text">
      <style:text-properties fo:font-size="10pt"/>
    </style:style>
    <style:style style:name="T13" style:family="text">
      <style:text-properties style:font-name="Arial5" fo:font-size="10pt" style:font-name-asian="Arial5" style:font-size-asian="12pt" style:font-name-complex="Arial5" style:font-size-complex="12pt"/>
    </style:style>
    <style:style style:name="T14" style:family="text">
      <style:text-properties style:font-name="Arial5" fo:font-size="12pt" style:font-name-asian="Arial5" style:font-size-asian="12pt" style:font-name-complex="Arial5" style:font-size-complex="12pt"/>
    </style:style>
    <style:style style:name="T15" style:family="text">
      <style:text-properties style:font-name="Courier" fo:font-size="10pt" style:font-name-asian="Courier" style:font-size-asian="12pt" style:font-name-complex="Courier" style:font-size-complex="12pt"/>
    </style:style>
    <style:style style:name="T16" style:family="text">
      <style:text-properties style:font-name="Courier" style:font-name-asian="Courier" style:font-name-complex="Courier"/>
    </style:style>
    <style:style style:name="T17" style:family="text">
      <style:text-properties fo:font-weight="bold" style:font-weight-asian="bold" style:font-weight-complex="bold"/>
    </style:style>
    <style:style style:name="fr1" style:family="graphic" style:parent-style-name="Frame">
      <style:graphic-properties fo:margin-top="0.499cm" fo:margin-bottom="0.499cm" style:wrap="none" style:vertical-pos="from-top" style:vertical-rel="paragraph" style:horizontal-pos="center" style:horizontal-rel="paragraph"/>
    </style:style>
    <style:style style:name="fr2"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7" style:family="graphic" style:parent-style-name="Frame">
      <style:graphic-properties fo:margin-top="0.4cm" fo:margin-bottom="0.4cm" style:wrap="none" style:vertical-pos="from-top" style:vertical-rel="paragraph" style:horizontal-pos="center" style:horizontal-rel="paragraph"/>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style:background-image/>
      </style:graphic-properties>
    </style:style>
    <style:style style:name="fr9"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top="0.4cm" fo:margin-bottom="0.4cm" style:wrap="none" style:vertical-pos="from-top" style:vertical-rel="paragraph" style:horizontal-pos="from-left" style:horizontal-rel="paragraph"/>
    </style:style>
    <style:style style:name="fr11"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2" style:family="graphic" style:parent-style-name="Frame">
      <style:graphic-properties fo:margin-top="0cm" fo:margin-bottom="0.4cm" style:wrap="none" style:vertical-pos="from-top" style:vertical-rel="paragraph" style:horizontal-pos="from-left" style:horizontal-rel="paragraph"/>
    </style:style>
    <style:style style:name="fr13"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4"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5" style:family="graphic" style:parent-style-name="OL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tracked-changes text:track-changes="false">
        <text:changed-region text:id="ct100672960">
          <text:insertion>
            <office:change-info>
              <dc:creator>Toccy</dc:creator>
              <dc:date>2006-08-30T15:26:00</dc:date>
            </office:change-info>
          </text:insertion>
        </text:changed-region>
        <text:changed-region text:id="ct100672824">
          <text:insertion>
            <office:change-info>
              <dc:creator>Toccy</dc:creator>
              <dc:date>2006-08-30T17:26:00</dc:date>
            </office:change-info>
          </text:insertion>
        </text:changed-region>
        <text:changed-region text:id="ct100672688">
          <text:insertion>
            <office:change-info>
              <dc:creator>Toccy</dc:creator>
              <dc:date>2006-08-30T17:27:00</dc:date>
            </office:change-info>
          </text:insertion>
        </text:changed-region>
        <text:changed-region text:id="ct100672552">
          <text:deletion>
            <office:change-info>
              <dc:creator>Toccy</dc:creator>
              <dc:date>2006-08-30T17:27:00</dc:date>
            </office:change-info>
            <text:p text:style-name="Standard"><text:s/>(an instance of SyncManagerConfig – for details, see the dedicated section about the configuration objects in later in this document).</text:p>
          </text:deletion>
        </text:changed-region>
        <text:changed-region text:id="ct100672416">
          <text:deletion>
            <office:change-info>
              <dc:creator>Toccy</dc:creator>
              <dc:date>2006-08-30T17:29:00</dc:date>
            </office:change-info>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deletion>
        </text:changed-region>
        <text:changed-region text:id="ct100692568">
          <text:insertion>
            <office:change-info>
              <dc:creator>Toccy</dc:creator>
              <dc:date>2006-08-30T17:30:00</dc:date>
            </office:change-info>
          </text:insertion>
        </text:changed-region>
        <text:changed-region text:id="ct100692672">
          <text:insertion>
            <office:change-info>
              <dc:creator>Toccy</dc:creator>
              <dc:date>2006-08-30T17:32:00</dc:date>
            </office:change-info>
          </text:insertion>
        </text:changed-region>
        <text:changed-region text:id="ct100692776">
          <text:insertion>
            <office:change-info>
              <dc:creator>Toccy</dc:creator>
              <dc:date>2006-08-30T17:33:00</dc:date>
            </office:change-info>
          </text:insertion>
        </text:changed-region>
        <text:changed-region text:id="ct100692880">
          <text:insertion>
            <office:change-info>
              <dc:creator>Toccy</dc:creator>
              <dc:date>2006-08-30T17:34:00</dc:date>
            </office:change-info>
          </text:insertion>
        </text:changed-region>
        <text:changed-region text:id="ct100692984">
          <text:insertion>
            <office:change-info>
              <dc:creator>Toccy</dc:creator>
              <dc:date>2006-08-30T17:35:00</dc:date>
            </office:change-info>
          </text:insertion>
        </text:changed-region>
        <text:changed-region text:id="ct100693088">
          <text:insertion>
            <office:change-info>
              <dc:creator>Toccy</dc:creator>
              <dc:date>2006-08-30T17: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3.0 Client API C++ Design Document</text:titl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Funambol</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5">1. Overview<text:tab/>3</text:p>
          <text:p text:style-name="P6">1.1. Document Conventions<text:tab/>3</text:p>
          <text:p text:style-name="P6">1.2. Funambol Client API Architecture<text:tab/>4</text:p>
          <text:p text:style-name="P6">1.3. Synchronization Overview<text:tab/>4</text:p>
          <text:p text:style-name="P6">1.4. Device Manager and DMTree<text:tab/>7</text:p>
          <text:p text:style-name="P5">2. Data Synchronization Layer<text:tab/>8</text:p>
          <text:p text:style-name="P6">2.1. Synchronization Process<text:tab/>8</text:p>
          <text:p text:style-name="P6">2.2. Multiple Messages In One Package<text:tab/>14</text:p>
          <text:p text:style-name="P6">2.3. Data Synchronization Layer Design<text:tab/>14</text:p>
          <text:p text:style-name="P6">2.4. SyncClient, SyncManager and SyncSource Configuration<text:tab/>21</text:p>
          <text:p text:style-name="P6">2.5. Item Content Transformation<text:tab/>25</text:p>
          <text:p text:style-name="P6">2.6. Configuration DMTree<text:tab/>27</text:p>
          <text:p text:style-name="P6">2.7. Client Capabilities Handling<text:tab/>29</text:p>
          <text:p text:style-name="P6">2.8. Synchronization Events Notification<text:tab/>30</text:p>
          <text:p text:style-name="P6">2.9. Filtering<text:tab/>39</text:p>
          <text:p text:style-name="P6">2.10. SyncML Message Object Representation<text:tab/>40</text:p>
          <text:p text:style-name="P6">2.11. Converter and Parser for Contact and Calendar objects<text:tab/>40</text:p>
          <text:p text:style-name="P6">2.12. Logging<text:tab/>42</text:p>
          <text:p text:style-name="P6">2.13. Transport Agent<text:tab/>43</text:p>
          <text:p text:style-name="P5">3. Device Manager Layer<text:tab/>44</text:p>
          <text:p text:style-name="P6">3.1. Terminology<text:tab/>44</text:p>
          <text:p text:style-name="P6">3.2. Architecture<text:tab/>46</text:p>
          <text:p text:style-name="P6">3.3. Class Diagram<text:tab/>47</text:p>
        </text:index-body>
      </text:table-of-content>
      <text:p text:style-name="P7"/>
      <text:h text:style-name="P8" text:outline-level="1">Overview</text:h>
      <text:p text:style-name="Standard">The Funambol Client API is a C++ programming interface that application developers use in order to take advantage of the powerful data synchronization and device management features provided by the Funambol platform.</text:p>
      <text:p text:style-name="Standard"/>
      <text:p text:style-name="P9">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is document does not adhere to any formalized modeling language. However the conventions described in the following sections are followed.</text:p>
      <text:p text:style-name="Heading_20_3">Sequence Diagrams</text:p>
      <text:list text:style-name="L2">
        <text:list-item>
          <text:p text:style-name="P10">Each entity is represented as a box;</text:p>
        </text:list-item>
        <text:list-item>
          <text:p text:style-name="P10">a box can represent a class, an instance, an interface or even a conceptual entity; the real meaning depends by the context;</text:p>
        </text:list-item>
        <text:list-item>
          <text:p text:style-name="P10">solid arrows represents method or function calls;</text:p>
        </text:list-item>
        <text:list-item>
          <text:p text:style-name="P10">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1">Each class is represented as a box;</text:p>
        </text:list-item>
        <text:list-item>
          <text:p text:style-name="P11">data members and methods are separated by an horizontal line;</text:p>
        </text:list-item>
        <text:list-item>
          <text:p text:style-name="P11">plain titles represent classes, italicized titles represent interface (abstract classes);</text:p>
        </text:list-item>
        <text:list-item>
          <text:p text:style-name="P11">a + next to a method or data member name means “public”</text:p>
        </text:list-item>
        <text:list-item>
          <text:p text:style-name="P11">a - next to a method or data member name means “private”</text:p>
        </text:list-item>
        <text:list-item>
          <text:p text:style-name="P11">a * next to a method or data member name means “protected”;</text:p>
        </text:list-item>
        <text:list-item>
          <text:p text:style-name="P11">a &gt; next to a data member name means it is a property with get/set accessors;</text:p>
        </text:list-item>
        <text:list-item>
          <text:p text:style-name="P11">inheritance is represented by an arrow pointing to the base class;</text:p>
        </text:list-item>
        <text:list-item>
          <text:p text:style-name="P11">italicized methods names represent abstract method.</text:p>
        </text:list-item>
      </text:list>
      <text:h text:style-name="Heading_20_2" text:outline-level="2"><draw:frame draw:style-name="fr1" draw:name="Frame1" text:anchor-type="paragraph" svg:y="0.159cm" svg:width="12.658cm" draw:z-index="0"><draw:text-box fo:min-height="6.83cm"><text:p text:style-name="Figure"><draw:frame draw:style-name="fr2" draw:name="Object1" text:anchor-type="paragraph" svg:x="-0.004cm" svg:y="0.416cm" svg:width="12.661cm" style:rel-width="100%" svg:height="6.00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ed: its role is to make it very easy the integration of the Funambol Client API into an existing application.</text:p>
      <text:p text:style-name="Standard">A final application is developed on top of the Funambol Client API and can access the services provided by both modules: the <text:span text:style-name="T3">Sync Manager</text:span> to perform synchronization actions and the <text:span text:style-name="T3">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Funambol Client component.</text:p>
      <text:p text:style-name="Standard"/>
      <text:p text:style-name="Standard">The device manager abstracts the access to a <text:span text:style-name="T4">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Standard">The final application will also likely need to access a local data repository. This is done through a so called <text:span text:style-name="T4">S</text:span><text:span text:style-name="T3">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Manager and the SyncSource. The SyncManager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12">Initialization</text:p>
        </text:list-item>
        <text:list-item>
          <text:p text:style-name="P12">Modifications exchange</text:p>
        </text:list-item>
        <text:list-item>
          <text:p text:style-name="P12">Mapp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 This is usually done in the mapping phase (or at least, the Funambol client API will send the mapping just after the modifications exchange phase).</text:p>
      <text:p text:style-name="P13"><draw:frame draw:style-name="fr3" draw:name="Frame2" text:anchor-type="paragraph" svg:x="0.021cm" svg:y="-0.002cm" svg:width="15cm" style:rel-width="100%" svg:height="16.91cm" style:rel-height="scale-min" draw:z-index="6"><draw:text-box><text:p text:style-name="Figure"><draw:frame draw:style-name="fr4"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14">Client: a final client application using the Funambol SDK;</text:p>
        </text:list-item>
        <text:list-item>
          <text:p text:style-name="P14">SyncClient: the SDK client kernel that the developer extends in order to interact with the client data sources;</text:p>
        </text:list-item>
        <text:list-item>
          <text:p text:style-name="P14">SyncManager: the SDK synchronization engine;</text:p>
        </text:list-item>
        <text:list-item>
          <text:p text:style-name="P14">SyncSource: the client abstraction of a client data source;</text:p>
        </text:list-item>
        <text:list-item>
          <text:p text:style-name="P14">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5">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5"/>
      <text:p text:style-name="P15">In order to provide device management functionality, the Funambol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5"/>
      <text:p text:style-name="P15">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5"/>
      <text:list text:style-name="L6">
        <text:list-item>
          <text:p text:style-name="P16">Win32 – registry</text:p>
        </text:list-item>
        <text:list-item>
          <text:p text:style-name="P16">WindowsMobile – registry</text:p>
        </text:list-item>
        <text:list-item>
          <text:p text:style-name="P16">Posix – plain files tree</text:p>
        </text:list-item>
        <text:list-item>
          <text:p text:style-name="P16">PalmOS – palm db</text:p>
        </text:list-item>
      </text:list>
      <text:p text:style-name="P15"/>
      <text:p text:style-name="P15">The DM subsystem is fully described in chapter 3.</text:p>
      <text:p text:style-name="P15"/>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7">
        <text:list-item>
          <text:p text:style-name="P17">As a separate package</text:p>
        </text:list-item>
        <text:list-item>
          <text:p text:style-name="P17">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8">
        <text:list-item>
          <text:p text:style-name="P18">client authentication</text:p>
        </text:list-item>
        <text:list-item>
          <text:p text:style-name="P18">server authentication</text:p>
        </text:list-item>
        <text:list-item>
          <text:p text:style-name="P18">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4cm" svg:y="0.002cm" svg:width="15.104cm" style:rel-width="100%" svg:height="21.391cm" style:rel-height="scale-min" draw:z-index="4"><draw:text-box><text:p text:style-name="Figure"><draw:frame draw:style-name="fr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1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20">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20">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20">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20">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20">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20">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20"/>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21">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9">
        <text:list-item>
          <text:p text:style-name="P22">provide information about the SyncSource to synchronize (preferred synchronization type, name, local and target URIs, mime type of the data...)</text:p>
        </text:list-item>
        <text:list-item>
          <text:p text:style-name="P22">keep the synchronization state from the datasource point of view</text:p>
        </text:list-item>
        <text:list-item>
          <text:p text:style-name="P22">retrieve all items in the datasource regardless their state</text:p>
        </text:list-item>
        <text:list-item>
          <text:p text:style-name="P22">retrieve the modified items only from the datasource</text:p>
        </text:list-item>
        <text:list-item>
          <text:p text:style-name="P22">apply server side changes</text:p>
        </text:list-item>
        <text:list-item>
          <text:p text:style-name="P22">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fin the SyncSource along with the GUID received by the server so that the mapping will be communicated back to the server in a Map command (see the next phase).</text:p>
      <text:p text:style-name="Heading_20_3">Finalization</text:p>
      <text:p text:style-name="Standard">After the server has done with its modifications, along with the latest status command, the client is requested to send also the LUID-GUIID mappings, if there is any. As already mentioned, such mapping is stored temporarily in the SyncSource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receiving a successful status for the Map command sent. </text:p>
      <text:p text:style-name="Standard">If when a new synchronization starts, the persistent mappings is still present, it must be sent again (see the SyncML specs on mapping caching for details).</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0">
        <text:list-item>
          <text:p text:style-name="P23">Client sends the first n items in the first message of PKG #3, without the &lt;Final/&gt; element;</text:p>
        </text:list-item>
        <text:list-item>
          <text:p text:style-name="P2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23">Client sends the next message with the next items; if the message contains the last items, the package is terminated with the &lt;Final/&gt; tag;</text:p>
        </text:list-item>
        <text:list-item>
          <text:p text:style-name="P23">Server applies the client changes and returns a message with only status; if the client sent its last massage, Server goes to the next step; otherwise, the process goes back to step 2;</text:p>
        </text:list-item>
        <text:list-item>
          <text:p text:style-name="P23">Client replies to Server with simply a status command (optionally a 222 Alert code);</text:p>
        </text:list-item>
        <text:list-item>
          <text:p text:style-name="P23">Server starts sending server side updates; if the message is not the last one, the &lt;Final/&gt; element is not added to the message; otherwise, &lt;Final/&gt; indicates the end of the package;</text:p>
        </text:list-item>
        <text:list-item>
          <text:p text:style-name="P23">Client applies the received changes and replies with status command only; when the message obtained by Server contains the &lt;Final/&gt; element, the process ends.</text:p>
        </text:list-item>
      </text:list>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text:change-start text:change-id="ct100672960"/>, beginSync, endSync<text:change-end text:change-id="ct100672960"/>)</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7" draw:name="Frame6" text:anchor-type="paragraph" svg:y="0.012cm" svg:width="14.924cm" draw:z-index="12"><draw:text-box fo:min-height="6.9cm"><text:p text:style-name="Figure"><draw:frame draw:style-name="fr8" draw:name="Object5" text:anchor-type="paragraph" svg:x="0cm" svg:y="0cm" svg:width="14.917cm" style:rel-width="100%" svg:height="7.086cm" style:rel-height="scale" draw:z-index="13"><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ext:change-start text:change-id="ct100672824"/>the reference to the configuration object (an instance of SyncManagerConfig – for details, see the dedicated section about the configuration objects in later in this document) is passed <text:change-end text:change-id="ct100672824"/>when calling one of the two methods sync()<text:change-start text:change-id="ct100672688"/>.<text:change-end text:change-id="ct100672688"/><text:change text:change-id="ct100672552"/></text:p>
      <text:p text:style-name="Standard"/>
      <text:p text:style-name="P24">Another fundamental design choice is that SyncClient must be platform independent. This means that it shall not access any system specific APIs. This may make error handling and notification harder because how the user is notified of an error condition usually needs some sort of UI. To overcome this problem, a custom ErrorHandler instance can be set with the setErrorHandler() method so that the developer can provide his/her own implementation. A standard ErrorHandler is also provided, who simply log the error condition. This is implemented into the LogErrorHandler class.</text:p>
      <text:p text:style-name="P24">The ErrorHandler interface has also a method to get the last error occurred: in this way the client can take note of different errors and inform the user about the outcome of the sync once at the end.</text:p>
      <text:p text:style-name="Standard"/>
      <text:p text:style-name="Standard"><text:change text:change-id="ct100672416"/></text:p>
      <text:p text:style-name="Heading_20_3"><draw:frame draw:style-name="fr9" draw:name="Frame8" text:anchor-type="paragraph" svg:y="-0.009cm" svg:width="15cm" style:rel-width="100%" svg:height="11.423cm" style:rel-height="scale-min" draw:z-index="16"><draw:text-box><text:p text:style-name="Figure"><draw:frame draw:style-name="fr4" draw:name="Object7" text:anchor-type="paragraph" svg:x="0cm" svg:y="0cm" svg:width="15.009cm" style:rel-width="100%" svg:height="11.388cm" style:rel-height="scale" draw:z-index="17"><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1">
        <text:list-item>
          <text:p text:style-name="P25">the default authentication type (the one the client will first try to use)</text:p>
        </text:list-item>
        <text:list-item>
          <text:p text:style-name="P25">the requested authentication type (the one requested by the server)</text:p>
        </text:list-item>
        <text:list-item>
          <text:p text:style-name="P25">username</text:p>
        </text:list-item>
        <text:list-item>
          <text:p text:style-name="P25">password</text:p>
        </text:list-item>
        <text:list-item>
          <text:p text:style-name="P25">server id</text:p>
        </text:list-item>
        <text:list-item>
          <text:p text:style-name="P25">server password</text:p>
        </text:list-item>
        <text:list-item>
          <text:p text:style-name="P25">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10" draw:name="Frame9" text:anchor-type="paragraph" svg:x="0.039cm" svg:y="0.445cm" svg:width="14.924cm" draw:z-index="14"><draw:text-box fo:min-height="7.382cm"><text:p text:style-name="Figure"><draw:frame draw:style-name="fr4" draw:name="Object8" text:anchor-type="paragraph" svg:x="0.002cm" svg:y="-0.007cm" svg:width="14.924cm" style:rel-width="100%" svg:height="6.987cm" style:rel-height="scale" draw:z-index="15"><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text:change-start text:change-id="ct100692568"/></text:p>
      <text:p text:style-name="Standard">SyncManager also provides client capabilities. This information combine device specific information with data source related information, therefore properties from many configuration objects will be used to build the DevInf command to send to the server.<text:change-end text:change-id="ct100692568"/><text:change-start text:change-id="ct100692672"/> DevInf properties are retrieved from the <text:change-end text:change-id="ct100692672"/><text:change-start text:change-id="ct100692776"/>configuration (SyncManagerConfig object)<text:change-end text:change-id="ct100692776"/><text:change-start text:change-id="ct100692880"/> passed to <text:change-end text:change-id="ct100692880"/><text:change-start text:change-id="ct100692984"/>SyncManager by reference (see <text:change-end text:change-id="ct100692984"/><text:change-start text:change-id="ct100693088"/>SyncManager and SyncSource configuration).<text:change-end text:change-id="ct100693088"/></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2">
        <text:list-item>
          <text:p text:style-name="P26">for each sync source in the array passed in in prepareSync():</text:p>
        </text:list-item>
      </text:list>
      <text:list text:style-name="L13">
        <text:list-item>
          <text:p text:style-name="P27">detecting client modifications;</text:p>
        </text:list-item>
        <text:list-item>
          <text:p text:style-name="P27">sending client modifications (in multiple messages if required);</text:p>
        </text:list-item>
        <text:list-item>
          <text:p text:style-name="P27">processing return messages committing successfully completed commands (based on the status code returned by the server);</text:p>
        </text:list-item>
        <text:list-item>
          <text:p text:style-name="P28">for each sync source in the array passed in in prepareSync():</text:p>
        </text:list-item>
        <text:list-item>
          <text:p text:style-name="P27">receiving server modifications;</text:p>
        </text:list-item>
        <text:list-item>
          <text:p text:style-name="P27">processing and applying server modifications, returning proper status codes;</text:p>
        </text:list-item>
        <text:list-item>
          <text:p text:style-name="P27">sending modification status codes back to the server.</text:p>
        </text:list-item>
      </text:list>
      <text:p text:style-name="P29"/>
      <text:p text:style-name="P30">This version of the API does not implements large object handling yet (which means the ability to split a big item amongst multiple message). This feature will be implemented in a future version of the API. </text:p>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1">SyncSource(const wchar_t* sourceName; const SyncSourceConfig *sc)</text:p>
          </table:table-cell>
          <table:table-cell table:style-name="Table9.B2" office:value-type="string">
            <text:p text:style-name="Table_20_Contents">Constructor: creates a SyncSource from the specified sourceName, set (copy) the internal configuration from the passed SyncSourceConfig (if not NULL).</text:p>
          </table:table-cell>
        </table:table-row>
        <table:table-row>
          <table:table-cell table:style-name="Table9.A2" office:value-type="string">
            <text:p text:style-name="P31">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Item()</text:p>
          </table:table-cell>
          <table:table-cell table:style-name="Table9.B2" office:value-type="string">
            <text:p text:style-name="Table_20_Contents">Returns the next item regardless its modification state, or NULL if the source contains no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NewItem()</text:p>
          </table:table-cell>
          <table:table-cell table:style-name="Table9.B2" office:value-type="string">
            <text:p text:style-name="Table_20_Contents">Return the next new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UpdatedItem()</text:p>
          </table:table-cell>
          <table:table-cell table:style-name="Table9.B2" office:value-type="string">
            <text:p text:style-name="Table_20_Contents">Return the next updated item or NULL if there are no more updated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amp; getNextDeletedItem()</text:p>
          </table:table-cell>
          <table:table-cell table:style-name="Table9.B2" office:value-type="string">
            <text:p text:style-name="Table_20_Contents">Return the next deleted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1">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32">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33">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33">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33">ErrorHandler&amp; getErrorHandler()</text:p>
          </table:table-cell>
          <table:table-cell table:style-name="Table9.B2" office:value-type="string">
            <text:p text:style-name="Table_20_Contents">Returns the SyncSource error handler, if set. Otherwise returns the SyncClient error handler as a default.</text:p>
          </table:table-cell>
        </table:table-row>
        <table:table-row>
          <table:table-cell table:style-name="Table9.A2" office:value-type="string">
            <text:p text:style-name="P33">SetErrorHandler(ErrorHandler&amp; h)</text:p>
          </table:table-cell>
          <table:table-cell table:style-name="Table9.B2" office:value-type="string">
            <text:p text:style-name="Table_20_Contents">Set a new error handler for the SyncSource instance, if one different from the default one is requested.</text:p>
          </table:table-cell>
        </table:table-row>
        <table:table-row>
          <table:table-cell table:style-name="Table9.A2" office:value-type="string">
            <text:p text:style-name="P33">Clause* getFileterClause()</text:p>
          </table:table-cell>
          <table:table-cell table:style-name="Table9.B2" office:value-type="string">
            <text:p text:style-name="Table_20_Contents">Returns the filter clause that should be used in preparation for the synchronization of this sync soyrce.</text:p>
          </table:table-cell>
        </table:table-row>
        <table:table-row>
          <table:table-cell table:style-name="Table9.A2" office:value-type="string">
            <text:p text:style-name="P33">void setFilterClause(Clause&amp; clause)</text:p>
          </table:table-cell>
          <table:table-cell table:style-name="Table9.B2" office:value-type="string">
            <text:p text:style-name="Table_20_Contents">Sets <text:s/>the filter clause that should be used in preparation for the synchronization of this sync soy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Standard">Role of this method is to conclude the synchronization session. This may mean just sending a final Status command. However, if during the synchronization process any item was created on the client and new local ids where generated, the Map command containing GUID-LUID mapping is generated and send at this level. To do so, the SyncManager collects all newly generated LUIDs and their association to the original GUIDs in a session coped ArrayList object.</text:p>
      <text:p text:style-name="Standard"/>
      <text:p text:style-name="Standard">Note that since the number of mapping to send to the server may be big (for example in <text:s/>the case of a refresh from server), the ending package can be split in multiple messages, based on a configurable maximum number of allowed mappings per message.</text:p>
      <text:p text:style-name="Standard"/>
      <text:h text:style-name="Heading_20_2" text:outline-level="2">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6">Figure 7</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6">Figure 7</text:sequence-ref>.</text:p>
      <text:p text:style-name="Standard"><draw:frame draw:style-name="fr10" draw:name="Frame7" text:anchor-type="paragraph" svg:x="0.039cm" svg:y="0.284cm" svg:width="14.924cm" draw:z-index="18"><draw:text-box fo:min-height="22.668cm"><text:p text:style-name="Figure"><draw:frame draw:style-name="fr4" draw:name="Object6" text:anchor-type="paragraph" svg:x="-0.004cm" svg:y="0.035cm" svg:width="14.924cm" style:rel-width="100%" svg:height="21.444cm" style:rel-height="scale" draw:z-index="19"><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BOOL getSyncSourceConfig(const char* name, SyncSourceConfig&amp; s)</text:p>
          </table:table-cell>
          <table:table-cell table:style-name="Table10.B2" office:value-type="string">
            <text:p text:style-name="Table_20_Contents">Fill the given SyncSourceConfig with the configuration of the SyncSource with the given name. If such SyncSource does not exist, remains untached and the method returns FALSE. Otherwise TRUE is returned.</text:p>
          </table:table-cell>
        </table:table-row>
        <table:table-row>
          <table:table-cell table:style-name="Table10.A2" office:value-type="string">
            <text:p text:style-name="Table_20_Contents">BOOL getSyncSourceConfig(unsigned int i, SyncSourceConfig&amp; s)</text:p>
          </table:table-cell>
          <table:table-cell table:style-name="Table10.B2" office:value-type="string">
            <text:p text:style-name="Table_20_Contents">Fill the given SyncSourceConfig with the configuration of the SyncSource in position 'i' of the SyncSourceConfig array. If SyncSourceConfig[i] does not exist, the method returns FALSE. Otherwise TRUE is returned.</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34">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the method returns FALSE, otherwise TRUE.</text:p>
          </table:table-cell>
        </table:table-row>
        <table:table-row>
          <table:table-cell table:style-name="Table10.A2" office:value-type="string">
            <text:p text:style-name="P34">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34">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5"><text:span text:style-name="T6">~</text:span><text:span text:style-name="T7">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BOOL getSyncSourceConfig(char* name, SyncSourceConfig&amp; s, BOOL refresh =FALSE)</text:p>
          </table:table-cell>
          <table:table-cell table:style-name="Table11.B2" office:value-type="string">
            <text:p text:style-name="Table_20_Contents">This method is overloaded to implement the refresh of the config from DM when the third is TRUE.</text:p>
          </table:table-cell>
        </table:table-row>
        <table:table-row>
          <table:table-cell table:style-name="Table11.A2" office:value-type="string">
            <text:p text:style-name="P34">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34">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34">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34">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34">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34">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34">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34">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34">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34">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34">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34">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36">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34">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34">userAgent</text:p>
          </table:table-cell>
          <table:table-cell table:style-name="Table20.B2" office:value-type="string">
            <text:p text:style-name="Table_20_Contents">The user agent string, will be attached to http messages to identify the client on server side. It shoud be a short description with the client name plus its version.</text:p>
          </table:table-cell>
        </table:table-row>
        <table:table-row>
          <table:table-cell table:style-name="Table20.A2" office:value-type="string">
            <text:p text:style-name="P37">checkConn</text:p>
          </table:table-cell>
          <table:table-cell table:style-name="Table20.B2" office:value-type="string">
            <text:p text:style-name="Table_20_Contents"/>
          </table:table-cell>
        </table:table-row>
        <table:table-row>
          <table:table-cell table:style-name="Table20.A2" office:value-type="string">
            <text:p text:style-name="P36">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34">dirty</text:p>
          </table:table-cell>
          <table:table-cell table:style-name="Table20.B2" office:value-type="string">
            <text:p text:style-name="Table_20_Contents">The dirty flag, used to select which properties have been modified. <text:span text:style-name="T8">Not used by now (T.B.D).</text:span></text:p>
          </table:table-cell>
        </table:table-row>
      </table:table>
      <text:p text:style-name="P38">Notes: </text:p>
      <text:p text:style-name="Standard"><text:span text:style-name="T9">'</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39">The methods of Device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34">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34">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34">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34">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34">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34">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34">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34">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34">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34">dsV</text:p>
          </table:table-cell>
          <table:table-cell table:style-name="Table14.B2" office:value-type="string">
            <text:p text:style-name="P40">Specifies the implemented DS version. This property is optional.</text:p>
          </table:table-cell>
        </table:table-row>
        <table:table-row>
          <table:table-cell table:style-name="Table14.A2" office:value-type="string">
            <text:p text:style-name="P34">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0">Default value = TRUE.</text:span></text:p>
          </table:table-cell>
        </table:table-row>
        <table:table-row>
          <table:table-cell table:style-name="Table14.A2" office:value-type="string">
            <text:p text:style-name="P34">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34">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34">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34">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34">devInfHash</text:p>
          </table:table-cell>
          <table:table-cell table:style-name="Table14.B2" office:value-type="string">
            <text:p text:style-name="P41">This is a hash value generated from all properties that are used for the &lt;DevInf&gt; element, plus the syncURL property from AccessConfig. Initial value = “0”.</text:p>
          </table:table-cell>
        </table:table-row>
      </table:table>
      <text:p text:style-name="P42">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properties listed in the class diagram of <text:sequence-ref text:reference-format="category-and-value" text:ref-name="refFigure6">Figure 7</text:sequence-ref>.</text:p>
      <text:p text:style-name="Standard">The less obvious properties are described below.</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0">ctCap</text:p>
          </table:table-cell>
          <table:table-cell table:style-name="Table16.B2" office:value-type="string">
            <text:p text:style-name="P40">Specifies the content type capabilities for this SyncSource. This information describes which properties and which values the client can store. Not implemented yet. T.B.D.</text:p>
          </table:table-cell>
        </table:table-row>
      </table:table>
      <text:p text:style-name="Heading_20_3">DefaultConfigFactory</text:p>
      <text:p text:style-name="P39">The methods of DefaultConfigFactory are factories for config objects.</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34">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43">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Item Content Transformation</text:h>
      <text:p text:style-name="Standard">In order for the DS Agent to be able to transform the data obtained from a SyncSourec in some other format, the concept of DataTransformer is introduced. A DataTransformer is associated to a syncsource. The class diagram of the DataTransformer architecture is illustrated in <text:sequence-ref text:reference-format="category-and-value" text:ref-name="refFigure7">Figure 8</text:sequence-ref>.</text:p>
      <text:p text:style-name="Standard"><draw:frame draw:style-name="fr3" draw:name="Frame13" text:anchor-type="paragraph" svg:x="0cm" svg:y="0cm" svg:width="15cm" style:rel-width="100%" svg:height="7.32cm" style:rel-height="scale-min" draw:z-index="26"><draw:text-box><text:p text:style-name="Figure"><draw:frame draw:style-name="fr11" draw:name="Object12" text:anchor-type="paragraph" svg:y="0.415cm" svg:width="12.072cm" style:rel-width="76%" svg:height="6.854cm" style:rel-height="scale" draw:z-index="27"><draw:object xlink:href="./Object 12" xlink:type="simple" xlink:show="embed" xlink:actuate="onLoad"/><draw:image xlink:href="./ObjectReplacements/Object 12" xlink:type="simple" xlink:show="embed" xlink:actuate="onLoad"/></draw:frame>Figure <text:sequence text:ref-name="refFigure7" text:name="Figure" text:formula="ooow:Figure+1" style:num-format="1">8</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14">
        <text:list-item>
          <text:p text:style-name="P44">b64 : base64 encoder/decoder</text:p>
        </text:list-item>
        <text:list-item>
          <text:p text:style-name="P44">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p text:style-name="Standard"/>
      <text:p text:style-name="Standard"/>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15">
        <text:list-header>
          <text:p text:style-name="P45">+ ctCap</text:p>
          <text:p text:style-name="P45"><text:s text:c="2"/>- &lt;CTCap block&gt; <text:span text:style-name="T8">T.B.D.</text:span></text:p>
        </text:list-header>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46"><text:s text:c="4"/>+ hwv</text:p>
      <text:p text:style-name="P46"><text:s text:c="6"/>- &lt;hardware version of the device&gt;</text:p>
      <text:p text:style-name="P47"><text:s text:c="4"/>+ loSupport</text:p>
      <text:p text:style-name="P47"><text:s text:c="6"/>- &lt;Large Object support: 1 | 0&gt;</text:p>
      <text:p text:style-name="P47"/>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16">
        <text:list-header>
          <text:p text:style-name="P48"><text:s text:c="2"/>- &lt;log level&gt;</text:p>
        </text:list-header>
      </text:list>
      <text:p text:style-name="Code"><text:s text:c="4"/>+ encryption</text:p>
      <text:list text:style-name="L17">
        <text:list-header>
          <text:p text:style-name="P49"><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15">
        <text:list-header>
          <text:p text:style-name="P45"><text:s text:c="2"/>- &lt;Number of changes support: 1 | 0&gt;</text:p>
          <text:p text:style-name="P45">+ verDTD<text:line-break/> <text:s/>- &lt;DTD version in use&gt;</text:p>
        </text:list-header>
      </text:list>
      <text:p text:style-name="Code"/>
      <text:p text:style-name="Standard">Notes:</text:p>
      <text:list text:style-name="L18">
        <text:list-item>
          <text:p text:style-name="P50">If proxy host is an empty string, it is intended as “do not use proxy”.</text:p>
        </text:list-item>
        <text:list-item>
          <text:p text:style-name="P50">&lt;preferred authentication type&gt; is one of: “syncml:auth-md5”, “syncml:auth-basic”.</text:p>
        </text:list-item>
        <text:list-item>
          <text:p text:style-name="P50">&lt;log level&gt; is one of: 0 – 1 – 2 <text:s/>(none, info, debug).</text:p>
        </text:list-item>
        <text:list-item>
          <text:p text:style-name="P50">&lt;Integer value&gt; means 0 get the default value, otherwise the value set</text:p>
        </text:list-item>
      </text:list>
      <text:h text:style-name="Heading_20_2" text:outline-level="2">Client Capabilities Handling</text:h>
      <text:p text:style-name="Standard">The SyncML specifications states:</text:p>
      <text:p text:style-name="Standard"/>
      <text:p text:style-name="P2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24"/>
      <text:p text:style-name="Standard">Therefore, we have two scenario:</text:p>
      <text:p text:style-name="Standard"/>
      <text:list text:style-name="L19">
        <text:list-item>
          <text:p text:style-name="P51">The client connects to a new server;</text:p>
        </text:list-item>
        <text:list-item>
          <text:p text:style-name="P51">The server issues a Get command requesting for client capabilities.</text:p>
        </text:list-item>
      </text:list>
      <text:p text:style-name="Standard"/>
      <text:p text:style-name="Standard">In both cases the client shall send its capabilities. Plus, if the client has already sent its 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0">
              <text:list-item>
                <text:p text:style-name="P52">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0">
              <text:list-item text:start-value="1">
                <text:p text:style-name="P52">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1">
              <text:list-item>
                <text:p text:style-name="P53">datetime: a Date object representing date and time when error occurring</text:p>
              </text:list-item>
              <text:list-item>
                <text:p text:style-name="P53">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0">
              <text:list-item text:start-value="1">
                <text:p text:style-name="P52">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0">
              <text:list-item text:start-value="1">
                <text:p text:style-name="P52">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0">
              <text:list-item text:start-value="1">
                <text:p text:style-name="P52">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2">
              <text:list-item>
                <text:p text:style-name="P54">going to start sending data</text:p>
              </text:list-item>
            </text:list>
            <text:p text:style-name="Table_20_Contents">It shall bring the following info:</text:p>
            <text:list text:style-name="L23">
              <text:list-item>
                <text:p text:style-name="P55">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3">
              <text:list-item text:start-value="1">
                <text:p text:style-name="P55">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2">
              <text:list-item text:start-value="1">
                <text:p text:style-name="P54">going to start reading data</text:p>
              </text:list-item>
            </text:list>
            <text:p text:style-name="Table_20_Contents">It shall bring the following info:</text:p>
            <text:list text:style-name="L23">
              <text:list-item text:start-value="1">
                <text:p text:style-name="P55">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2">
              <text:list-item text:start-value="1">
                <text:p text:style-name="P54">received a certain amount of data</text:p>
              </text:list-item>
            </text:list>
            <text:p text:style-name="Table_20_Contents">It shall bring the following info:</text:p>
            <text:list text:style-name="L23">
              <text:list-item text:start-value="1">
                <text:p text:style-name="P55">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3">
              <text:list-item text:start-value="1">
                <text:p text:style-name="P55">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4">
              <text:list-item>
                <text:p text:style-name="P56">source URI: the source being synchronized</text:p>
              </text:list-item>
              <text:list-item>
                <text:p text:style-name="P56">sync mode: type of the performed sync</text:p>
              </text:list-item>
              <text:list-item>
                <text:p text:style-name="P56">datetim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4">
              <text:list-item text:start-value="1">
                <text:p text:style-name="P56">source URI: the source being synchronized</text:p>
              </text:list-item>
              <text:list-item>
                <text:p text:style-name="P56">sync mode: type of the performed sync</text:p>
              </text:list-item>
              <text:list-item>
                <text:p text:style-name="P56">datetim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4">
              <text:list-item text:start-value="1">
                <text:p text:style-name="P56">source URI: the source the item belongs to</text:p>
              </text:list-item>
              <text:list-item>
                <text:p text:style-name="P56">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4">
              <text:list-item text:start-value="1">
                <text:p text:style-name="P56">source URI: the source the item belongs to</text:p>
              </text:list-item>
              <text:list-item>
                <text:p text:style-name="P56">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4">
              <text:list-item text:start-value="1">
                <text:p text:style-name="P56">source URI: the source the item belongs to</text:p>
              </text:list-item>
              <text:list-item>
                <text:p text:style-name="P56">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4">
              <text:list-item text:start-value="1">
                <text:p text:style-name="P56">source URI: the source the item belongs to</text:p>
              </text:list-item>
              <text:list-item>
                <text:p text:style-name="P56">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4">
              <text:list-item text:start-value="1">
                <text:p text:style-name="P56">source URI: the source the item belongs to</text:p>
              </text:list-item>
              <text:list-item>
                <text:p text:style-name="P56">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4">
              <text:list-item text:start-value="1">
                <text:p text:style-name="P56">source URI: the source the item belongs to</text:p>
              </text:list-item>
              <text:list-item>
                <text:p text:style-name="P56">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4">
              <text:list-item text:start-value="1">
                <text:p text:style-name="P56">command: the command the status relates to</text:p>
              </text:list-item>
              <text:list-item>
                <text:p text:style-name="P56">status code: the status code</text:p>
              </text:list-item>
              <text:list-item>
                <text:p text:style-name="P56">item key: the key of the item this status relates to if it is in response of a modification command.</text:p>
              </text:list-item>
              <text:list-item>
                <text:p text:style-name="P56">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4">
              <text:list-item text:start-value="1">
                <text:p text:style-name="P56">command: the command the status relates to</text:p>
              </text:list-item>
              <text:list-item>
                <text:p text:style-name="P56">status code: the status code</text:p>
              </text:list-item>
              <text:list-item>
                <text:p text:style-name="P56">item key: the key of the item this status relates to if it is in response of a modification command.</text:p>
              </text:list-item>
              <text:list-item>
                <text:p text:style-name="P56">SourceUri: the source uri</text:p>
              </text:list-item>
            </text:list>
          </table:table-cell>
        </table:table-row>
      </table:table>
      <text:p text:style-name="Standard">Those events are represented by the classes of <text:sequence-ref text:reference-format="category-and-value" text:ref-name="refFigure8">Figure 9</text:sequence-ref>.</text:p>
      <text:p text:style-name="Heading_20_4"><draw:frame draw:style-name="fr12" draw:name="Frame3" text:anchor-type="paragraph" svg:x="0.039cm" svg:y="0.138cm" svg:width="14.924cm" draw:z-index="8"><draw:text-box fo:min-height="9.474cm"><text:p text:style-name="Figure"><draw:frame draw:style-name="fr4" draw:name="Object3" text:anchor-type="paragraph" svg:x="0cm" svg:y="0cm" svg:width="14.921cm" style:rel-width="100%" svg:height="8.968cm" style:rel-height="scale" draw:z-index="9"><draw:object xlink:href="./Object 3" xlink:type="simple" xlink:show="embed" xlink:actuate="onLoad"/><draw:image xlink:href="./ObjectReplacements/Object 3" xlink:type="simple" xlink:show="embed" xlink:actuate="onLoad"/></draw:frame>Figure <text:sequence text:ref-name="refFigure8" text:name="Figure" text:formula="ooow:Figure+1" style:num-format="1">9</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i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 not blocking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5">
        <text:list-item>
          <text:p text:style-name="P57">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BEGIN</text:p>
          </table:table-cell>
          <table:table-cell table:style-name="Tabella5.A2" office:value-type="string">
            <text:p text:style-name="Standard">0x0021</text:p>
          </table:table-cell>
          <table:table-cell table:style-name="Tabella5.C2" office:value-type="string">
            <text:p text:style-name="Standard">This type is fired before calling the beginSync() method of a syncSource.</text:p>
          </table:table-cell>
        </table:table-row>
        <table:table-row>
          <table:table-cell table:style-name="Tabella5.A2" office:value-type="string">
            <text:p text:style-name="Table_20_Contents">SYNC_END</text:p>
          </table:table-cell>
          <table:table-cell table:style-name="Tabella5.A2" office:value-type="string">
            <text:p text:style-name="Standard">0x0022</text:p>
          </table:table-cell>
          <table:table-cell table:style-name="Tabella5.C2" office:value-type="string">
            <text:p text:style-name="Standard">This type is fired after calling the commitSync() method of a syncSource.</text:p>
          </table:table-cell>
        </table:table-row>
      </table:table>
      <text:p text:style-name="Standard">These events bring the following additional information:</text:p>
      <text:list text:style-name="L26">
        <text:list-item>
          <text:p text:style-name="P58">sourceUri: uri of the syncSource</text:p>
        </text:list-item>
        <text:list-item>
          <text:p text:style-name="P58">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7">
        <text:list-item>
          <text:p text:style-name="P59">source URI: the source the item belongs to</text:p>
        </text:list-item>
        <text:list-item>
          <text:p text:style-name="P59">item key: the item key</text:p>
        </text:list-item>
      </text:list>
      <text:p text:style-name="Heading_20_4">SyncStatusEvent</text:p>
      <text:p text:style-name="P38">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28">
        <text:list-item>
          <text:p text:style-name="P60">command: the command the status relates to</text:p>
        </text:list-item>
        <text:list-item>
          <text:p text:style-name="P60">status code: the status code</text:p>
        </text:list-item>
      </text:list>
      <text:p text:style-name="Heading_20_3"><draw:frame draw:style-name="fr13" draw:name="Frame4" text:anchor-type="paragraph" svg:y="0.011cm" svg:width="15.004cm" draw:z-index="10"><draw:text-box fo:min-height="9.855cm"><text:p text:style-name="Figure"><draw:frame draw:style-name="fr6" draw:name="Object4" text:anchor-type="paragraph" svg:x="0.004cm" svg:y="0.002cm" svg:width="15.242cm" style:rel-width="100%" svg:height="9.156cm" style:rel-height="scale" draw:z-index="11"><draw:object xlink:href="./Object 4" xlink:type="simple" xlink:show="embed" xlink:actuate="onLoad"/><draw:image xlink:href="./ObjectReplacements/Object 4" xlink:type="simple" xlink:show="embed" xlink:actuate="onLoad"/></draw:frame>Figure <text:sequence text:ref-name="refFigure9" text:name="Figure" text:formula="ooow:Figure+1" style:num-format="1">10</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9">Figure 10</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61">In order to allow the application developer to register/unregister a listener, five global scoped listeners are kept. <text:span text:style-name="T10">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_t[])</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4"/>mode: SyncMode)</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_t[])</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_t[])</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A filter is represented by a Clause object which can have the forms of the classes represented in the class diagram of <text:sequence-ref text:reference-format="category-and-value" text:ref-name="refFigure10">Figure 11</text:sequence-ref>.</text:p>
      <text:p text:style-name="Standard"><draw:frame draw:style-name="fr14" draw:name="Frame11" text:anchor-type="paragraph" svg:y="0.229cm" svg:width="14.353cm" draw:z-index="24"><draw:text-box fo:min-height="8.188cm"><text:p text:style-name="Figure"><draw:frame draw:style-name="fr4" draw:name="Object10" text:anchor-type="paragraph" svg:x="0cm" svg:y="0.422cm" svg:width="15.009cm" style:rel-width="100%" svg:height="7.641cm" style:rel-height="scale" draw:z-index="25"><draw:object xlink:href="./Object 11" xlink:type="simple" xlink:show="embed" xlink:actuate="onLoad"/><draw:image xlink:href="./ObjectReplacements/Object 11" xlink:type="simple" xlink:show="embed" xlink:actuate="onLoad"/></draw:frame>Figure <text:sequence text:ref-name="refFigure10" text:name="Figure" text:formula="ooow:Figure+1" style:num-format="1">11</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62" text:outline-level="2">SyncML Message Object Representation</text:h>
      <text:h text:style-name="P62" text:outline-level="2">Converter and Parser for Contact and Calendar objects</text:h>
      <text:p text:style-name="P39"/>
      <text:p text:style-name="P39">In order to provide facilities to the developer the Funambol Client API C++ contains classes to represent Contact and Calendar object and function to convert it <text:s/>to SIF-C or SIF-E format (Funambol Interghange Format) and Vcard or Ical. </text:p>
      <text:p text:style-name="P39">On the other hand there are function to parse the SIF format or the VCard and iCal format and create the correspondent Contact or Calendar object.</text:p>
      <text:p text:style-name="P39">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39"/>
      <text:p text:style-name="P39">The converter Diagram is as follow</text:p>
      <text:p text:style-name="P63"/>
      <text:p text:style-name="P63"/>
      <text:p text:style-name="P63"><draw:frame draw:style-name="fr15" draw:name="Oggetto8" text:anchor-type="paragraph" svg:x="-0.002cm" svg:y="-0.005cm" svg:width="14.646cm" svg:height="5.884cm" draw:z-index="2"><draw:object xlink:href="./Obj00DFEFF7" xlink:type="simple" xlink:show="embed" xlink:actuate="onLoad"/><draw:image xlink:href="./ObjectReplacements/Obj00DFEFF7" xlink:type="simple" xlink:show="embed" xlink:actuate="onLoad"/></draw:frame></text:p>
      <text:p text:style-name="P39">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39">Object is the superclass of Contact and Calendar object. They represents the objects that can be filled and used by the SyncSource</text:p>
      <text:p text:style-name="P39"/>
      <text:p text:style-name="P39"/>
      <text:p text:style-name="P39"/>
      <text:p text:style-name="P39"/>
      <text:p text:style-name="P39">and the parser diagram is</text:p>
      <text:p text:style-name="P63"/>
      <text:p text:style-name="P63"/>
      <text:p text:style-name="P63"/>
      <text:p text:style-name="P63"/>
      <text:p text:style-name="P63"><draw:frame draw:style-name="fr15"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39">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64">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Funambol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15">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5"/>
      <text:p text:style-name="P15">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5">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1">SyncML Device Management Tree and Description</text:span> [1].</text:p>
      <text:p text:style-name="Standard"/>
      <text:p text:style-name="P65">ACL</text:p>
      <text:p text:style-name="P66">Access Control List. A list of identifiers and access rights associated with each identifier.</text:p>
      <text:p text:style-name="Standard"/>
      <text:p text:style-name="P65">Description Framework</text:p>
      <text:p text:style-name="P66">A specification for how to describe the management syntax and semantics for a particular device type.</text:p>
      <text:p text:style-name="P66"/>
      <text:p text:style-name="P65">Dynamic node</text:p>
      <text:p text:style-name="P67">A node is dynamic if the DDF property Scope is set to Dynamic, or if the Scope property</text:p>
      <text:p text:style-name="P67">is unspecified.</text:p>
      <text:p text:style-name="P67"/>
      <text:p text:style-name="P68">Interior node</text:p>
      <text:p text:style-name="P66">A node that may have child nodes, but cannot store any value. The Format property o<text:span text:style-name="T12">f </text:span><text:span text:style-name="T13">an</text:span><text:span text:style-name="T14"> </text:span><text:span text:style-name="T13">interior node is </text:span><text:span text:style-name="T15">nod</text:span><text:span text:style-name="T13">e.</text:span></text:p>
      <text:p text:style-name="P69"/>
      <text:p text:style-name="P70">Leaf node</text:p>
      <text:p text:style-name="P71">A node that can store a value, but cannot have child nodes. The Format property of a leaf node is not <text:span text:style-name="T16">nod</text:span>e.</text:p>
      <text:p text:style-name="P71"/>
      <text:p text:style-name="P70">Management object</text:p>
      <text:p text:style-name="P71">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1"/>
      <text:p text:style-name="P70">Management client</text:p>
      <text:p text:style-name="P71">A software component in a managed device that correctly interprets SyncML DM <text:s/>commands, executes appropriate actions in the device and sends back relevant responses to the issuing management server.</text:p>
      <text:p text:style-name="P71"/>
      <text:p text:style-name="P70">Management server</text:p>
      <text:p text:style-name="P71">A network based entity that issues SyncML DM commands to devices and correctly interprets responses sent from the devices.</text:p>
      <text:p text:style-name="P71"/>
      <text:p text:style-name="P70">Management tree</text:p>
      <text:p text:style-name="P71">The mechanism by which the management client interacts with the device, e.g. by storing and retrieving values from it and by manipulating the properties of it, for example the access control lists.</text:p>
      <text:p text:style-name="P71"/>
      <text:p text:style-name="P70">Node</text:p>
      <text:p text:style-name="P71">A node is a single element in a management tree. There can be two kinds of nodes in a management tree: interior nodes and leaf nodes. The Format property of a node provides information about whether a node is a leaf or an interior node.</text:p>
      <text:p text:style-name="P71"/>
      <text:p text:style-name="P70">Permanent node</text:p>
      <text:p text:style-name="P71">A node is permanent if the DDF property Scope is set to Permanent. If a node is not permanent, it is dynamic. A permanent node can never be deleted.</text:p>
      <text:p text:style-name="P71"/>
      <text:p text:style-name="P70">Server identifier</text:p>
      <text:p text:style-name="P72">The SyncML DM internal name for a management server. A management server is associated with an existing server identifier in a device through SyncML DM authentication.</text:p>
      <text:p text:style-name="P72"/>
      <text:h text:style-name="P73" text:outline-level="2">Architecture</text:h>
      <text:p text:style-name="P74">The Device Management architecture is shown in <text:sequence-ref text:reference-format="category-and-value" text:ref-name="refFigure11">Figure 12</text:sequence-ref>.</text:p>
      <text:p text:style-name="P74"><draw:frame draw:style-name="fr3" draw:name="Frame10" text:anchor-type="paragraph" svg:x="0.004cm" svg:y="0.282cm" svg:width="15cm" style:rel-width="100%" svg:height="9.999cm" style:rel-height="scale-min" draw:z-index="20"><draw:text-box><text:p text:style-name="Figure"><draw:frame draw:style-name="fr4" draw:name="Object9" text:anchor-type="paragraph" svg:x="-0.005cm" svg:y="0.415cm" svg:width="15.009cm" style:rel-width="100%" svg:height="9.779cm" style:rel-height="scale" draw:z-index="21"><draw:object xlink:href="./Object 9" xlink:type="simple" xlink:show="embed" xlink:actuate="onLoad"/><draw:image xlink:href="./ObjectReplacements/Object 9" xlink:type="simple" xlink:show="embed" xlink:actuate="onLoad"/></draw:frame>Figure <text:sequence text:ref-name="refFigure11" text:name="Figure" text:formula="ooow:Figure+1" style:num-format="1">12</text:sequence>: Device Manager layer architecture</text:p></draw:text-box></draw:frame></text:p>
      <text:p text:style-name="P74"><text:span text:style-name="T17">Device Manager</text:span>: this component is responsible for the abstraction of the management operation that can be performed on a device. It will be the place where a device management protocol such as OMA DM will be implemented.</text:p>
      <text:p text:style-name="P74"/>
      <text:p text:style-name="P74"><text:span text:style-name="T17">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74"/>
      <text:p text:style-name="P74"><text:span text:style-name="T17">Management Node</text:span>: a management node represents a container of configuration properties and, optionally, of other nodes. Configuration properties are represented with the form of key-value pairs.</text:p>
      <text:p text:style-name="P74"/>
      <text:p text:style-name="P74"/>
      <text:p text:style-name="P74"/>
      <text:p text:style-name="P74"/>
      <text:p text:style-name="P74"/>
      <text:p text:style-name="P74"/>
      <text:p text:style-name="P74"/>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2">Figure 13</text:sequence-ref>.</text:p>
      <text:p text:style-name="Standard"/>
      <text:p text:style-name="Standard"><draw:frame draw:style-name="fr14" draw:name="Frame12" text:anchor-type="paragraph" svg:y="0.316cm" svg:width="10.959cm" draw:z-index="22"><draw:text-box fo:min-height="9.804cm"><text:p text:style-name="Figure"><draw:frame draw:style-name="fr4" draw:name="Object11" text:anchor-type="paragraph" svg:x="-0.007cm" svg:y="-17.926cm" svg:width="11.622cm" style:rel-width="100%" svg:height="10.014cm" style:rel-height="scale" draw:z-index="23"><draw:object xlink:href="./Object 10" xlink:type="simple" xlink:show="embed" xlink:actuate="onLoad"/><draw:image xlink:href="./ObjectReplacements/Object 10" xlink:type="simple" xlink:show="embed" xlink:actuate="onLoad"/></draw:frame>Figure <text:sequence text:ref-name="refFigure12" text:name="Figure" text:formula="ooow:Figure+1" style:num-format="1">13</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7">new</text:span> operator and must be deleted by the caller with the standard C++ <text:span text:style-name="T17">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p text:style-name="P75">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cm" fo:margin-right="0cm" fo:margin-top="0.423cm" fo:margin-bottom="0.106cm" fo:text-indent="0cm" style:auto-text-indent="false" fo:keep-with-next="always"/>
      <style:text-properties style:font-name="Arial3"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none" fo:country="none" style:font-size-asian="9.5pt" style:language-asian="none"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
        <text:p text:style-name="P2"/>
        <text:p text:style-name="P3"><draw:frame draw:style-name="fr1" draw:name="graphics1" text:anchor-type="paragraph" svg:width="3.863cm" svg:height="3.122cm" draw:z-index="28"><draw:image xlink:href="Pictures/100000000000009200000076DCAE4115.png" xlink:type="simple" xlink:show="embed" xlink:actuate="onLoad"/></draw:frame></text:p>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50</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unambol 3.0 Client API C++ Design Document</dc:title>
    <meta:initial-creator>Stefano Fornari</meta:initial-creator>
    <meta:creation-date>2003-06-21T22:39:39</meta:creation-date>
    <dc:creator>Toccy</dc:creator>
    <dc:date>2006-09-14T16:49:01</dc:date>
    <meta:printed-by>Stefano Fornari</meta:printed-by>
    <meta:print-date>2005-11-10T11:14:42</meta:print-date>
    <dc:language>en-US</dc:language>
    <meta:editing-cycles>433</meta:editing-cycles>
    <meta:editing-duration>P7DT9H27M24S</meta:editing-duration>
    <meta:user-defined meta:name="Info 1"/>
    <meta:user-defined meta:name="Info 2"/>
    <meta:user-defined meta:name="Info 3"/>
    <meta:user-defined meta:name="Info 4"/>
    <meta:document-statistic meta:table-count="24" meta:image-count="1" meta:object-count="15" meta:page-count="51" meta:paragraph-count="1154" meta:word-count="13510" meta:character-count="86189"/>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dash" draw:stroke-dash="Ultrafine_20_Dashe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P11" style:family="paragraph">
      <style:paragraph-properties fo:margin-left="0cm" fo:margin-right="0cm" fo:text-align="center" fo:text-indent="0cm"/>
      <style:text-properties fo:font-family="Arial" style:font-style-name="Normale" style:font-family-generic="swiss" style:font-pitch="variable" fo:font-size="6pt" fo:font-style="italic" style:font-size-asian="24pt" style:font-size-complex="24pt"/>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style:style style:name="T5" style:family="text">
      <style:text-properties fo:font-family="Arial" style:font-style-name="Normale" style:font-family-generic="swiss" style:font-pitch="variable" fo:font-size="6pt" fo:font-style="italic"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Mapp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rect draw:style-name="gr7" draw:text-style-name="P11" draw:layer="layout" svg:width="3.15cm" svg:height="0.991cm" svg:x="2.193cm" svg:y="4.678cm">
          <text:p text:style-name="P2"><text:span text:style-name="T5">Error checking: call ErrorHandler</text:span></text:p>
          <text:p text:style-name="P2"><text:span text:style-name="T5"><text:s/></text:span><text:span text:style-name="T5">methods as appropriate</text:span></text:p>
        </draw:rect>
        <draw:rect draw:style-name="gr7" draw:text-style-name="P11" draw:layer="layout" svg:width="3.15cm" svg:height="0.991cm" svg:x="2.193cm" svg:y="7.678cm">
          <text:p text:style-name="P2"><text:span text:style-name="T5">Error checking: call ErrorHandler</text:span></text:p>
          <text:p text:style-name="P2"><text:span text:style-name="T5"><text:s/></text:span><text:span text:style-name="T5">methods as appropriate</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wchar_t[]</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SyncItemKey*</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text:span></text:p>
            <text:p text:style-name="P4"><text:span text:style-name="T2"><text:s text:c="2"/></text:span><text:span text:style-name="T2">SyncItemKey*</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2.54cm" svg:x="11.192cm" svg:y="1.588cm">
            <text:p text:style-name="P4"><text:span text:style-name="T2">sourceURI: char[]</text:span></text:p>
            <text:p text:style-name="P4"><text:span text:style-name="T2">syncMode: int</text:span></text:p>
            <text:p text:style-name="P4"><text:span text:style-name="T2"/></text:p>
            <text:p text:style-name="P4"><text:span text:style-name="T2"/></text:p>
            <text:p text:style-name="P4"><text:span text:style-name="T2">getSourceURI(): char[]</text:span></text:p>
            <text:p text:style-name="P4"><text:span text:style-name="T2">getSyncMode():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2.885cm" svg:x2="11.192cm" svg:y2="2.8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wchar_t[]</text:span></text:p>
            <text:p text:style-name="P4"><text:span text:style-name="T2"/></text:p>
            <text:p text:style-name="P4"><text:span text:style-name="T2"/></text:p>
            <text:p text:style-name="P4"><text:span text:style-name="T2">getStatusCode(): int</text:span></text:p>
            <text:p text:style-name="P4"><text:span text:style-name="T2">getCommand(): wchar_t[]</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text:span><text:span text:style-name="T1">&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1.27cm" svg:x="1.27cm" svg:y="5.398cm">
              <text:p text:style-name="P1"><text:span text:style-name="T1">syncBegin(event: SyncSourceEvent&amp;)</text:span></text:p>
              <text:p text:style-name="P1"><text:span text:style-name="T1">syncEnd(event: SyncSourceEvent&amp;)</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SourceListener</text:span></text:p>
            </draw:rect>
          </draw:g>
          <draw:g>
            <draw:rect draw:style-name="gr1" draw:text-style-name="P2" draw:layer="layout" svg:width="6.985cm" svg:height="2.54cm" svg:x="8.89cm" svg:y="5.3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763cm">
              <text:p text:style-name="P3"><text:span text:style-name="T2">SyncItemListener</text:span></text:p>
            </draw:rect>
          </draw:g>
          <draw:g>
            <draw:rect draw:style-name="gr1" draw:text-style-name="P2" draw:layer="layout" svg:width="6.985cm" svg:height="1.27cm" svg:x="1.27cm" svg:y="7.9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1.27cm" svg:y="7.3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dash" draw:stroke-dash="Ultrafine_20_Dashed" draw:fill="none" draw:textarea-horizontal-align="left" draw:textarea-vertical-align="top"/>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152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fo:font-style="italic"/>
    </style:style>
    <style:style style:name="P7" style:family="paragraph">
      <style:paragraph-properties fo:margin-left="0cm" fo:margin-right="0cm" fo:text-align="center" fo:text-indent="0cm"/>
      <style:text-properties fo:font-size="12pt"/>
    </style:style>
    <style:style style:name="P8" style:family="paragraph">
      <style:paragraph-properties fo:text-align="center"/>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style:style style:name="T5" style:family="text">
      <style:text-properties fo:font-family="'Bitstream Vera Sans'" style:font-pitch="variable" fo:font-size="8pt" style:font-family-asian="'Bitstream Vera Sans'" style:font-pitch-asian="variable" style:font-family-complex="'Bitstream Vera Sans'" style:font-pitch-complex="variable"/>
    </style:style>
    <style:style style:name="T6" style:family="text">
      <style:text-properties fo:font-family="'Bitstream Vera Sans'" style:font-family-generic="roman" style:font-pitch="variable" fo:font-size="8pt" style:font-family-asian="'Bitstream Vera Sans'" style:font-pitch-asian="variable" style:font-family-complex="'Bitstream Vera Sans'" style:font-pitch-complex="variable"/>
    </style:style>
    <style:style style:name="T7"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text:p text:style-name="P1"><text:span text:style-name="T1"/></text:p>
          </draw:rect>
          <draw:rect draw:style-name="gr2" draw:text-style-name="P5" draw:layer="layout" svg:width="7.471cm" svg:height="0.794cm" svg:x="0.987cm" svg:y="0.953cm">
            <text:p text:style-name="P4"><text:span text:style-name="T4">SyncClient</text:span></text:p>
          </draw:rect>
        </draw:g>
        <draw:g>
          <draw:rect draw:style-name="gr3" draw:text-style-name="P3" draw:layer="layout" svg:width="5.715cm" svg:height="2.381cm" svg:x="8.89cm" svg:y="1.747cm">
            <text:p text:style-name="P1"><text:span text:style-name="T1">+ ErrorHandler()</text:span></text:p>
            <text:p text:style-name="P1"><text:span text:style-name="T1">+ </text:span><text:span text:style-name="T5">~</text:span><text:span text:style-name="T6">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 getLastError(): int</text:span></text:p>
            <text:p text:style-name="P1"><text:span text:style-name="T1"/></text:p>
          </draw:rect>
          <draw:rect draw:style-name="gr4" draw:text-style-name="P6" draw:layer="layout" svg:width="5.715cm" svg:height="0.794cm" svg:x="8.89cm" svg:y="0.953cm">
            <text:p text:style-name="P4"><text:span text:style-name="T7">ErrorHandler</text:span></text:p>
          </draw:rect>
        </draw:g>
        <draw:g>
          <draw:rect draw:style-name="gr3" draw:text-style-name="P3" draw:layer="layout" svg:width="5.715cm" svg:height="1.905cm" svg:x="8.89cm" svg:y="5.398cm">
            <text:p text:style-name="P1"><text:span text:style-name="T1">+ LogErrorHandler()</text:span></text:p>
            <text:p text:style-name="P1"><text:span text:style-name="T1">+ ~Log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text:p>
            <text:p text:style-name="P1"><text:span text:style-name="T1"/></text:p>
          </draw:rect>
          <draw:rect draw:style-name="gr4" draw:text-style-name="P7" draw:layer="layout" svg:width="5.715cm" svg:height="0.635cm" svg:x="8.89cm" svg:y="4.763cm">
            <text:p text:style-name="P4"><text:span text:style-name="T4">LogErrorHandler</text:span></text:p>
          </draw:rect>
        </draw:g>
        <draw:line draw:style-name="gr5" draw:text-style-name="P8" draw:layer="layout" svg:x1="11.43cm" svg:y1="4.763cm" svg:x2="11.43cm" svg:y2="4.128cm">
          <text:p text:style-name="P2"/>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text-align="center"/>
    </style:style>
    <style:style style:name="P6" style:family="paragraph">
      <style:paragraph-properties fo:margin-left="0cm" fo:margin-right="0cm" fo:text-indent="0cm"/>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5"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35cm" svg:height="5.748cm" svg:x="8.89cm" svg:y="1.57cm">
            <text:p text:style-name="P1"><text:span text:style-name="T1">+ DMTClientConfig(const char* root)</text:span></text:p>
            <text:p text:style-name="P1"><text:span text:style-name="T1">+ </text:span><text:span text:style-name="T2">~</text:span><text:span text:style-name="T1">DMConfig()</text:span></text:p>
            <text:p text:style-name="P1"><text:span text:style-name="T1"/></text:p>
            <text:p text:style-name="P1"><text:span text:style-name="T1">+ getSyncSourceConfig(name: char*, </text:span><text:span text:style-name="T1"><text:line-break/></text:span><text:span text:style-name="T1"> <text:s text:c="3"/>s:SyncSourceConfig&amp;, refresh:BOOL=0)</text:span></text:p>
            <text:p text:style-name="P1"><text:span text:style-name="T1"/></text:p>
            <text:p text:style-name="P1"><text:span text:style-name="T1">+ read(): BOOL</text:span></text:p>
            <text:p text:style-name="P1"><text:span text:style-name="T1">+ save(): BOOL</text:span></text:p>
            <text:p text:style-name="P1"><text:span text:style-name="T1">+ open(): BOOL</text:span></text:p>
            <text:p text:style-name="P1"><text:span text:style-name="T1">+ close()</text:span></text:p>
            <text:p text:style-name="P1"><text:span text:style-name="T1"/></text:p>
            <text:p text:style-name="P1"><text:span text:style-name="T1">+ </text:span><text:span text:style-name="T3">getSyncMLNode(): ManagementNode*</text:span></text:p>
            <text:p text:style-name="P1"><text:span text:style-name="T1">+ </text:span><text:span text:style-name="T3">getNumSources(): int</text:span></text:p>
            <text:p text:style-name="P1"><text:span text:style-name="T3">+ getSyncSourceNode(index: i)</text:span></text:p>
            <text:p text:style-name="P1"><text:span text:style-name="T3"><text:tab/></text:span><text:span text:style-name="T3"><text:tab/></text:span><text:span text:style-name="T3"> <text:s text:c="2"/></text:span><text:span text:style-name="T3">: </text:span><text:span text:style-name="T4">ManagementNode*</text:span></text:p>
          </draw:rect>
          <draw:rect draw:style-name="gr2" draw:text-style-name="P4" draw:layer="layout" svg:width="6.35cm" svg:height="0.635cm" svg:x="8.89cm" svg:y="0.935cm">
            <text:p text:style-name="P3"><text:span text:style-name="T5">DMTClientConfig</text:span></text:p>
          </draw:rect>
        </draw:g>
        <draw:line draw:style-name="gr3" draw:text-style-name="P5" draw:layer="layout" svg:x1="8.89cm" svg:y1="2.858cm" svg:x2="7.754cm" svg:y2="1.482cm">
          <text:p text:style-name="P6"/>
        </draw:line>
        <draw:g>
          <draw:rect draw:style-name="gr1" draw:text-style-name="P2" draw:layer="layout" svg:width="7.136cm" svg:height="4.336cm" svg:x="0.635cm" svg:y="1.482cm">
            <text:p text:style-name="P1"><text:span text:style-name="T1">+ getSyncSourceConfigs(): SyncSourceConfig*</text:span></text:p>
            <text:p text:style-name="P1"><text:span text:style-name="T1">+ getSyncSourceConfig(name: const char*, </text:span></text:p>
            <text:p text:style-name="P1"><text:span text:style-name="T1"><text:s text:c="8"/></text:span><text:span text:style-name="T1">s: SyncSourceConfig&amp;): BOOL</text:span></text:p>
            <text:p text:style-name="P1"><text:span text:style-name="T1">+ getSyncSourceConfig(i: unsigned int, </text:span></text:p>
            <text:p text:style-name="P1"><text:span text:style-name="T1"><text:s text:c="8"/></text:span><text:span text:style-name="T1">s: SyncSourceConfig&amp;): BOOL</text:span></text:p>
            <text:p text:style-name="P1"><text:span text:style-name="T1">+ getAccessConfig(): AccessConfig&amp;</text:span></text:p>
            <text:p text:style-name="P1"><text:span text:style-name="T1">+ getDeviceConfig(): DeviceConfig&amp;</text:span></text:p>
            <text:p text:style-name="P1"><text:span text:style-name="T1"/></text:p>
            <text:p text:style-name="P1"><text:span text:style-name="T1">+ setSyncSourceConfig(sc: SyncSourceConfig&amp;)</text:span></text:p>
            <text:p text:style-name="P1"><text:span text:style-name="T1"><text:tab/></text:span><text:span text:style-name="T1"><text:tab/></text:span><text:span text:style-name="T1"> <text:s text:c="8"/></text:span><text:span text:style-name="T1">: BOOL</text:span></text:p>
            <text:p text:style-name="P1"><text:span text:style-name="T1">+ setAccessConfig(ac: AccessConfig&amp;)</text:span></text:p>
            <text:p text:style-name="P1"><text:span text:style-name="T1">+ setDeviceConfig(dc: DeviceConfig&amp;)</text:span></text:p>
          </draw:rect>
          <draw:rect draw:style-name="gr2" draw:text-style-name="P4" draw:layer="layout" svg:width="7.136cm" svg:height="0.529cm" svg:x="0.635cm" svg:y="0.953cm">
            <text:p text:style-name="P3"><text:span text:style-name="T5">SyncManagerConfig</text:span></text:p>
          </draw:rect>
        </draw:g>
        <draw:g>
          <draw:rect draw:style-name="gr1" draw:text-style-name="P2" draw:layer="layout" svg:width="7.137cm" svg:height="5.382cm" svg:x="0.635cm" svg:y="7.096cm">
            <text:p text:style-name="P1"><text:span text:style-name="T1">+ SyncSourceConfig()</text:span></text:p>
            <text:p text:style-name="P1"><text:span text:style-name="T1">+ SyncSourceConfig(c: SyncSourceConfig&amp;)</text:span></text:p>
            <text:p text:style-name="P1"><text:span text:style-name="T1">+ </text:span><text:span text:style-name="T2">~SyncSourceConfig()</text:span></text:p>
            <text:p text:style-name="P1"><text:span text:style-name="T1"/></text:p>
            <text:p text:style-name="P1"><text:span text:style-name="T1">&gt; name: char*</text:span></text:p>
            <text:p text:style-name="P1"><text:span text:style-name="T1">&gt; uri: char*</text:span></text:p>
            <text:p text:style-name="P1"><text:span text:style-name="T1">&gt; syncModes: char*</text:span></text:p>
            <text:p text:style-name="P1"><text:span text:style-name="T1">&gt; type: char*</text:span></text:p>
            <text:p text:style-name="P1"><text:span text:style-name="T1">&gt; sync: char*</text:span></text:p>
            <text:p text:style-name="P1"><text:span text:style-name="T1">&gt; encodigs: char*</text:span></text:p>
            <text:p text:style-name="P1"><text:span text:style-name="T1">&gt; ctCap: CTCap</text:span></text:p>
            <text:p text:style-name="P1"><text:span text:style-name="T1">&gt; last: unsigned long</text:span></text:p>
            <text:p text:style-name="P1"><text:span text:style-name="T1">&gt; supportedTypes: char*</text:span></text:p>
            <text:p text:style-name="P1"><text:span text:style-name="T1"/></text:p>
            <text:p text:style-name="P1"><text:span text:style-name="T1">+ assign(c: SyncSourceConfig&amp;)</text:span></text:p>
            <text:p text:style-name="P1"><text:span text:style-name="T1"/></text:p>
          </draw:rect>
          <draw:rect draw:style-name="gr2" draw:text-style-name="P4" draw:layer="layout" svg:width="7.137cm" svg:height="0.673cm" svg:x="0.635cm" svg:y="6.423cm">
            <text:p text:style-name="P3"><text:span text:style-name="T5">SyncSourceConfig</text:span></text:p>
          </draw:rect>
        </draw:g>
        <draw:g>
          <draw:rect draw:style-name="gr1" draw:text-style-name="P2" draw:layer="layout" svg:width="6.409cm" svg:height="10.601cm" svg:x="8.863cm" svg:y="8.553cm">
            <text:p text:style-name="P1"><text:span text:style-name="T1">+ AccessConfig()</text:span></text:p>
            <text:p text:style-name="P1"><text:span text:style-name="T1">+ AccessConfig(c: AccessConfig&amp;)</text:span></text:p>
            <text:p text:style-name="P1"><text:span text:style-name="T1">+ ~AccessConfig()</text:span></text:p>
            <text:p text:style-name="P1"><text:span text:style-name="T1"/></text:p>
            <text:p text:style-name="P1"><text:span text:style-name="T1">&gt; username: char*</text:span></text:p>
            <text:p text:style-name="P1"><text:span text:style-name="T1">&gt; password: char*</text:span></text:p>
            <text:p text:style-name="P1"><text:span text:style-name="T1">&gt; useProxy: BOOL</text:span></text:p>
            <text:p text:style-name="P1"><text:span text:style-name="T1">&gt; proxyHost: char*</text:span></text:p>
            <text:p text:style-name="P1"><text:span text:style-name="T1">&gt; proxyPort: int</text:span></text:p>
            <text:p text:style-name="P1"><text:span text:style-name="T1">&gt; proxyUsername: char*</text:span></text:p>
            <text:p text:style-name="P1"><text:span text:style-name="T1">&gt; proxyPassword: char*</text:span></text:p>
            <text:p text:style-name="P1"><text:span text:style-name="T1">&gt; syncURL: char*</text:span></text:p>
            <text:p text:style-name="P1"><text:span text:style-name="T1">&gt; beginTimestamp: unsigned long</text:span></text:p>
            <text:p text:style-name="P1"><text:span text:style-name="T1">&gt; endTimestamp: unsigned long</text:span></text:p>
            <text:p text:style-name="P1"><text:span text:style-name="T1">&gt; firstTimeSyncMode: SyncMode</text:span></text:p>
            <text:p text:style-name="P6"><text:span text:style-name="T1">&gt; </text:span><text:span text:style-name="T3">serverNonce</text:span><text:span text:style-name="T1">: char*</text:span></text:p>
            <text:p text:style-name="P6"><text:span text:style-name="T1">&gt; </text:span><text:span text:style-name="T3">clientNonce</text:span><text:span text:style-name="T1">: char*</text:span></text:p>
            <text:p text:style-name="P6"><text:span text:style-name="T1">&gt; </text:span><text:span text:style-name="T3">serverID</text:span><text:span text:style-name="T1">: char*</text:span></text:p>
            <text:p text:style-name="P6"><text:span text:style-name="T1">&gt; </text:span><text:span text:style-name="T3">serverPWD</text:span><text:span text:style-name="T1">: char*</text:span></text:p>
            <text:p text:style-name="P6"><text:span text:style-name="T1">&gt; </text:span><text:span text:style-name="T3">clientAuthType</text:span><text:span text:style-name="T1">: char*</text:span></text:p>
            <text:p text:style-name="P6"><text:span text:style-name="T1">&gt; </text:span><text:span text:style-name="T3">serverAuthType</text:span><text:span text:style-name="T1">: char*</text:span></text:p>
            <text:p text:style-name="P6"><text:span text:style-name="T1">&gt; </text:span><text:span text:style-name="T3">isServerAuthRequired</text:span><text:span text:style-name="T1">: BOOL</text:span></text:p>
            <text:p text:style-name="P6"><text:span text:style-name="T1">&gt; </text:span><text:span text:style-name="T3">maxMsgSize</text:span><text:span text:style-name="T1">: unsigned long</text:span></text:p>
            <text:p text:style-name="P6"><text:span text:style-name="T1">&gt; </text:span><text:span text:style-name="T3">maxModPerMsg</text:span><text:span text:style-name="T1">: unsigned long</text:span></text:p>
            <text:p text:style-name="P6"><text:span text:style-name="T1">&gt; </text:span><text:span text:style-name="T3">readBufferSize: unsigned long</text:span></text:p>
            <text:p text:style-name="P6"><text:span text:style-name="T1">&gt; </text:span><text:span text:style-name="T3">encryption</text:span><text:span text:style-name="T1">: BOOL</text:span></text:p>
            <text:p text:style-name="P6"><text:span text:style-name="T1">&gt; userAgent: char*</text:span></text:p>
            <text:p text:style-name="P6"><text:span text:style-name="T1">&gt; chackConn: BOOL</text:span></text:p>
            <text:p text:style-name="P6"><text:span text:style-name="T1">&gt; responseTimeout: unsigned int</text:span></text:p>
            <text:p text:style-name="P1"><text:span text:style-name="T1"/></text:p>
            <text:p text:style-name="P1"><text:span text:style-name="T1">+ assign(c: AccessConfig&amp;)</text:span></text:p>
            <text:p text:style-name="P1"><text:span text:style-name="T1"/></text:p>
            <text:p text:style-name="P1"><text:span text:style-name="T1"/></text:p>
          </draw:rect>
          <draw:rect draw:style-name="gr2" draw:text-style-name="P4" draw:layer="layout" svg:width="6.409cm" svg:height="0.635cm" svg:x="8.863cm" svg:y="7.918cm">
            <text:p text:style-name="P3"><text:span text:style-name="T5">AccessConfig</text:span></text:p>
          </draw:rect>
        </draw:g>
        <draw:g>
          <draw:rect draw:style-name="gr1" draw:text-style-name="P2" draw:layer="layout" svg:width="7.121cm" svg:height="7.593cm" svg:x="0.65cm" svg:y="13.953cm">
            <text:p text:style-name="P1"><text:span text:style-name="T1">+ DeviceConfig()</text:span></text:p>
            <text:p text:style-name="P1"><text:span text:style-name="T1">+ DeviceConfig(s: DeviceConfig&amp;)</text:span></text:p>
            <text:p text:style-name="P1"><text:span text:style-name="T1">+ </text:span><text:span text:style-name="T2">~DeviceConfig()</text:span></text:p>
            <text:p text:style-name="P1"><text:span text:style-name="T1"/></text:p>
            <text:p text:style-name="P1"><text:span text:style-name="T1">&gt; verDTD: char*</text:span></text:p>
            <text:p text:style-name="P1"><text:span text:style-name="T1">&gt; man: char*</text:span></text:p>
            <text:p text:style-name="P1"><text:span text:style-name="T1">&gt; mod: char*</text:span></text:p>
            <text:p text:style-name="P1"><text:span text:style-name="T1">&gt; oem: char*</text:span></text:p>
            <text:p text:style-name="P1"><text:span text:style-name="T1">&gt; fwv: char*</text:span></text:p>
            <text:p text:style-name="P1"><text:span text:style-name="T1">&gt; swv: char*</text:span></text:p>
            <text:p text:style-name="P1"><text:span text:style-name="T1">&gt; hwv: char*</text:span></text:p>
            <text:p text:style-name="P1"><text:span text:style-name="T1">&gt; devID: char*</text:span></text:p>
            <text:p text:style-name="P1"><text:span text:style-name="T1">&gt; devType: char*</text:span></text:p>
            <text:p text:style-name="P1"><text:span text:style-name="T1">&gt; dsV: char*</text:span></text:p>
            <text:p text:style-name="P1"><text:span text:style-name="T1">&gt; utc: BOOL</text:span></text:p>
            <text:p text:style-name="P1"><text:span text:style-name="T1">&gt; loSupport: BOOL</text:span></text:p>
            <text:p text:style-name="P1"><text:span text:style-name="T1">&gt; nocSupport: BOOL</text:span></text:p>
            <text:p text:style-name="P1"><text:span text:style-name="T1">&gt; logLevel: LogLevel</text:span></text:p>
            <text:p text:style-name="P1"><text:span text:style-name="T1">&gt; maxObjSize: unsigned int</text:span></text:p>
            <text:p text:style-name="P1"><text:span text:style-name="T1">&gt; devInfHash: char*</text:span></text:p>
            <text:p text:style-name="P1"><text:span text:style-name="T1"/></text:p>
            <text:p text:style-name="P1"><text:span text:style-name="T1">+ assign(c: DeviceConfig&amp;))</text:span></text:p>
            <text:p text:style-name="P1"><text:span text:style-name="T1"/></text:p>
            <text:p text:style-name="P1"><text:span text:style-name="T1"/></text:p>
          </draw:rect>
          <draw:rect draw:style-name="gr2" draw:text-style-name="P4" draw:layer="layout" svg:width="7.121cm" svg:height="0.635cm" svg:x="0.65cm" svg:y="13.318cm">
            <text:p text:style-name="P3"><text:span text:style-name="T5">DeviceConfig</text:span></text:p>
          </draw:rect>
        </draw:g>
        <draw:g>
          <draw:rect draw:style-name="gr1" draw:text-style-name="P2" draw:layer="layout" svg:width="6.644cm" svg:height="1.641cm" svg:x="8.635cm" svg:y="20.491cm">
            <text:p text:style-name="P1"><text:span text:style-name="T1">+ getAccessConfig(): AccessConfig*</text:span></text:p>
            <text:p text:style-name="P1"><text:span text:style-name="T1">+ getDeviceConfig(): DeviceConfig*</text:span></text:p>
            <text:p text:style-name="P1"><text:span text:style-name="T1">+ getSyncSourceConfig(name: const char*)</text:span></text:p>
            <text:p text:style-name="P1"><text:span text:style-name="T1"><text:s text:c="36"/></text:span><text:span text:style-name="T1">: SyncSourceConfig*</text:span></text:p>
          </draw:rect>
          <draw:rect draw:style-name="gr2" draw:text-style-name="P4" draw:layer="layout" svg:width="6.644cm" svg:height="0.673cm" svg:x="8.635cm" svg:y="19.818cm">
            <text:p text:style-name="P3"><text:span text:style-name="T5">DefaultConfigFactory</text:span></text:p>
          </draw:rect>
        </draw:g>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font-family="'Bitstream Vera Sans'" style:font-pitch="variable" fo:font-size="8pt"/>
    </style:style>
    <style:style style:name="T5"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6.84cm" svg:x="8.826cm" svg:y="1.733cm">
            <text:p text:style-name="P5"><text:span text:style-name="T3">+ SyncSource(wchar_t[] sourceName, </text:span></text:p>
            <text:p text:style-name="P5"><text:span text:style-name="T3"><text:s text:c="19"/></text:span><text:span text:style-name="T3">SyncSourceConfig *sc = NULL)</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_t[],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3"/></text:p>
            <text:p text:style-name="P5"><text:span text:style-name="T3">&gt; errorHandler</text:span></text:p>
            <text:p text:style-name="P5"><text:span text:style-name="T3">&gt; filter</text:span></text:p>
            <text:p text:style-name="P1"><text:span text:style-name="T4"/></text:p>
            <text:p text:style-name="P1"><text:span text:style-name="T1"/></text:p>
          </draw:rect>
          <draw:rect draw:style-name="gr2" draw:text-style-name="P6" draw:layer="layout" svg:width="6.414cm" svg:height="0.76cm" svg:x="8.826cm" svg:y="0.973cm">
            <text:p text:style-name="P3"><text:span text:style-name="T5">SyncSource</text:span></text:p>
          </draw:rect>
        </draw:g>
        <draw:g>
          <draw:rect draw:style-name="gr1" draw:text-style-name="P2" draw:layer="layout" svg:width="6.985cm" svg:height="5.443cm" svg:x="1.27cm" svg:y="5.398cm">
            <text:p text:style-name="P1"><text:span text:style-name="T1">+ SyncItem()</text:span><text:span text:style-name="T1"><text:line-break/></text:span><text:span text:style-name="T1">+ SyncItem(key: wchar_t[])</text:span></text:p>
            <text:p text:style-name="P1"><text:span text:style-name="T1">+ ~SyncItem()</text:span><text:span text:style-name="T1"><text:line-break/></text:span><text:span text:style-name="T1"><text:line-break/></text:span><text:span text:style-name="T1">+ setKey(key: wchar_t[])</text:span></text:p>
            <text:p text:style-name="P1"><text:span text:style-name="T1">+ getKey(key: wchar_t[]): wchar_t[]</text:span><text:span text:style-name="T1"><text:line-break/></text:span><text:span text:style-name="T1">+ setModificationTime(ts: unsigned long)</text:span><text:span text:style-name="T1"><text:line-break/></text:span><text:span text:style-name="T1">+ getModificationTime(): unsigned long</text:span><text:span text:style-name="T1"><text:line-break/></text:span><text:span text:style-name="T1">+ setData(data: void, size: long)</text:span><text:span text:style-name="T1"><text:line-break/></text:span><text:span text:style-name="T1">+ getData(): void*</text:span></text:p>
            <text:p text:style-name="P1"><text:span text:style-name="T1">+ getDataSize(): long</text:span></text:p>
            <text:p text:style-name="P1"><text:span text:style-name="T1">+ setDataType(type: wchar_t[])</text:span></text:p>
            <text:p text:style-name="P1"><text:span text:style-name="T1">+ getDataType(type: wchar_t[]): wchar_t</text:span></text:p>
            <text:p text:style-name="P1"><text:span text:style-name="T1">+ setSate(state: SyncState)</text:span></text:p>
            <text:p text:style-name="P1"><text:span text:style-name="T1">+ getState(): SyncState</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